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5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font-name="Symbol" fo:font-size="10pt"/>
    </style:style>
    <style:style style:name="T3" style:family="text">
      <style:text-properties style:font-name="Symbol" fo:font-size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64cm" draw:z-index="0"><draw:image xlink:href="../../odt_eng/images/3001.png" xlink:type="simple" xlink:show="embed" xlink:actuate="onLoad"/></draw:frame></text:p>
          </table:table-cell>
          <table:table-cell table:style-name="Table1.B1" office:value-type="string">
            <text:h text:style-name="P6" text:outline-level="1">Input contac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0.9cm" draw:z-index="0"><draw:image xlink:href="../../odt_eng/images/300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Implements variable read-out and its transfer to the unit output.</text:span> <text:span text:style-name="T1">It is equivalent to the constant in the local debugging mode.</text:span> <text:span text:style-name="T1">In case of remote debugging the unit reads out the variable from the executive system.</text:span></text:p>
            <text:p text:style-name="P5">Properties:</text:p>
            <text:p text:style-name="P4"><text:span text:style-name="T3">·</text:span><text:span text:style-name="T2"><text:tab/></text:span><text:span text:style-name="T1">Default values – output values, can be vector.</text:span></text:p>
            <text:p text:style-name="P4"><text:span text:style-name="T3">·</text:span><text:span text:style-name="T2"><text:tab/></text:span><text:span text:style-name="T1">Contact type – output variable data type during generation of a code for full-scale model.</text:span></text:p>
            <text:p text:style-name="P4"><text:span text:style-name="T3">·</text:span><text:span text:style-name="T2"><text:tab/></text:span><text:span text:style-name="T1">Contact name – name of the variable read out by the unit.</text:span></text:p>
            <text:p text:style-name="P4"><text:span text:style-name="T3">·</text:span><text:span text:style-name="T2"><text:tab/></text:span><text:span text:style-name="T1">Variable name format – a rule for generation of <text:s/>the name of the variable to be read out.</text:span></text:p>
            <text:p text:style-name="P4"><text:span text:style-name="T3">·</text:span><text:span text:style-name="T2"><text:tab/></text:span><text:span text:style-name="T1">Declare in base – a flag indicating a need for creation of the variable in the base of system signals.</text:span></text:p>
            <text:p text:style-name="P4"><text:span text:style-name="T3">·</text:span><text:span text:style-name="T2"><text:tab/></text:span><text:span text:style-name="T1">Base request for a name – request from the data base in order to generate a name of the variable to be read out.</text:span></text:p>
            <text:p text:style-name="P4"><text:span text:style-name="T3">·</text:span><text:span text:style-name="T2"><text:tab/></text:span><text:span text:style-name="T1">Functional plan – name of diagram file, which is to be transferred to on double-clicking the object.</text:span></text:p>
            <text:p text:style-name="P4"><text:span text:style-name="T3">·</text:span><text:span text:style-name="T2"><text:tab/></text:span><text:span text:style-name="T1">Component to be debugged – name of a component to be installed when transferring to another diagram in debugging mode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ходной контакт</dc:title>
    <dc:date>2012-03-05T21:15:29.59</dc:date>
    <meta:editing-cycles>45</meta:editing-cycles>
    <meta:editing-duration>PT2H37M9S</meta:editing-duration>
    <dc:creator>Александр </dc:creator>
    <meta:document-statistic meta:table-count="1" meta:image-count="2" meta:object-count="0" meta:page-count="1" meta:paragraph-count="15" meta:word-count="185" meta:character-count="990"/>
    <meta:user-defined meta:name="Поле 1"/>
    <meta:user-defined meta:name="Поле 2"/>
    <meta:user-defined meta:name="Поле 3"/>
    <meta:user-defined meta:name="Поле 4"/>
  </office:meta>
</office:document-meta>
</file>